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30:46.2589637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30:46.27382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04T14:31:59.863341900</dc:date>
    <meta:print-date>2019-12-18T08:56:40.082000000</meta:print-date>
    <dc:language>pt-PT</dc:language>
    <meta:editing-cycles>665</meta:editing-cycles>
    <meta:editing-duration>PT21H20M40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